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officeooo:rsid="00076ed0" officeooo:paragraph-rsid="00076ed0"/>
    </style:style>
    <style:style style:name="P2" style:family="paragraph" style:parent-style-name="Standard">
      <style:text-properties fo:font-weight="bold" officeooo:rsid="00076ed0" officeooo:paragraph-rsid="00076ed0" style:font-weight-asian="bold" style:font-weight-complex="bold"/>
    </style:style>
    <style:style style:name="P3" style:family="paragraph" style:parent-style-name="Standard">
      <style:text-properties officeooo:rsid="0009487f" officeooo:paragraph-rsid="0009487f"/>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QLite</text:p>
      <text:p text:style-name="P1">SQLite is a far smaller version of the MySQL RDBMS Engine designed to work well in embedded hardware such as tablets, smartphones, eBook readers, iTV sets, watches, car dashboards, etc. It is also interesting to note that SQLite is also in all the HTML5 browsers.</text:p>
      <text:p text:style-name="P1"/>
      <text:p text:style-name="P1">SQLite is designed specifically for embedded systems use similar to JavaME (Micro Edition), and as such, has only a quarter megabyte memory footprint (256kb), which is used to host a relational database engine implementation.</text:p>
      <text:p text:style-name="P1"/>
      <text:p text:style-name="P1">SQLite support three different data types: TEXT (String java), INTEGER (long java), REAL (double java).</text:p>
      <text:p text:style-name="P1">When working with SQLite, all other data types must be converted into one of these compatible data types before saving them in the database field.</text:p>
      <text:p text:style-name="P1"/>
      <text:p text:style-name="P1">When your app creates a database, the database will be kept in a directory that will always utilize the following Android OS database path address:</text:p>
      <text:p text:style-name="P1"/>
      <text:p text:style-name="P2">DATA/data/YOUR_APPLICATION_NAME/databases/YOUR_DATABASE_FILE_NAME</text:p>
      <text:p text:style-name="P1"/>
      <text:p text:style-name="P1"/>
      <text:p text:style-name="P1"/>
      <text:p text:style-name="P1">CONTENT PROVIDER: Used to <text:span text:style-name="T1">share data</text:span> between different Android applications.</text:p>
      <text:p text:style-name="P1">Shared data are usually in a database, in file, in preferences or even on an external server.</text:p>
      <text:p text:style-name="P3">The general purpose of an Android Content Provider is to <text:span text:style-name="T1">encapsulate data</text:span> in a standardized fashion, while at the same time, providing the Android Developer with some sort of mechanism for enforcing their <text:span text:style-name="T1">data security</text:span>.</text:p>
      <text:p text:style-name="P3"/>
      <text:p text:style-name="P3">CONTENT RESOLVER: Used to access data that is inside a Content Provider.</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5T23:41:56.958081618</meta:creation-date>
    <dc:date>2014-11-26T00:27:30.741397547</dc:date>
    <meta:editing-duration>PT14M22S</meta:editing-duration>
    <meta:editing-cycles>1</meta:editing-cycles>
    <meta:document-statistic meta:table-count="0" meta:image-count="0" meta:object-count="0" meta:page-count="1" meta:paragraph-count="11" meta:word-count="220" meta:character-count="1415" meta:non-whitespace-character-count="1206"/>
    <meta:generator>LibreOffice/4.2.6.3$Linux_x86 LibreOffice_project/420m0$Build-3</meta:generator>
  </office:meta>
</office:document-meta>
</file>